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d5194fcdcaf360e0617871a63fd6cbf" style:family="table-column">
      <style:table-column-properties fo:break-before="auto" style:use-optimal-column-width="false" style:column-width="6cm"/>
    </style:style>
    <style:style style:name="odsStyleTableColumn-1221fd47804becd639f4127fbe828f2c" style:family="table-column">
      <style:table-column-properties fo:break-before="auto" style:use-optimal-column-width="false" style:column-width="5cm"/>
    </style:style>
    <style:style style:name="odsStyleTableColumn-aa9b0ee8ffa71a53d5bcf1cbb8d687fa" style:family="table-column">
      <style:table-column-properties fo:break-before="auto" style:use-optimal-column-width="false" style:column-width="3cm"/>
    </style:style>
    <style:style style:name="odsStyleTableCell-debb0a7305e6ba51c02b5196f389eac8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a50045309847864e2c90157f6e279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9e7295ce1acf4ea7f7b2edfab38123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d0adbcfc4cea3627f3733381794e66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80f637abb2d5e725a6d1077d6e0fd36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d5194fcdcaf360e0617871a63fd6cbf" table:default-cell-style-name="Default"/>
        <table:table-column table:style-name="odsStyleTableColumn-1221fd47804becd639f4127fbe828f2c" table:default-cell-style-name="Default"/>
        <table:table-column table:style-name="odsStyleTableColumn-aa9b0ee8ffa71a53d5bcf1cbb8d687fa" table:default-cell-style-name="Default"/>
        <table:table-column table:style-name="odsStyleTableColumn-aa9b0ee8ffa71a53d5bcf1cbb8d687fa" table:default-cell-style-name="Default"/>
        <table:table-column table:style-name="odsStyleTableColumn-aa9b0ee8ffa71a53d5bcf1cbb8d687f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ebb0a7305e6ba51c02b5196f389eac8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a50045309847864e2c90157f6e2799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a50045309847864e2c90157f6e27997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9a50045309847864e2c90157f6e27997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a50045309847864e2c90157f6e2799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9e7295ce1acf4ea7f7b2edfab38123f" office:value-type="string">
            <text:p>PAIS</text:p>
          </table:table-cell>
          <table:table-cell table:style-name="odsStyleTableCell-69e7295ce1acf4ea7f7b2edfab38123f" office:value-type="string">
            <text:p>UNIDAD MONETARIA</text:p>
          </table:table-cell>
          <table:table-cell table:style-name="odsStyleTableCell-69e7295ce1acf4ea7f7b2edfab38123f" office:value-type="string">
            <text:p>MONEDA</text:p>
          </table:table-cell>
          <table:table-cell table:style-name="odsStyleTableCell-69e7295ce1acf4ea7f7b2edfab38123f" office:value-type="string">
            <text:p>TIPO DE CAMBIO EN Bs POR UNIDAD DE MONEDA EXTRANJERA</text:p>
          </table:table-cell>
          <table:table-cell table:style-name="odsStyleTableCell-69e7295ce1acf4ea7f7b2edfab38123f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a50045309847864e2c90157f6e2799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9e7295ce1acf4ea7f7b2edfab38123f" office:value-type="string">
            <text:p> </text:p>
          </table:table-cell>
          <table:table-cell table:style-name="odsStyleTableCell-69e7295ce1acf4ea7f7b2edfab38123f" office:value-type="string">
            <text:p>UNIDAD MONETARIA</text:p>
          </table:table-cell>
          <table:table-cell table:style-name="odsStyleTableCell-69e7295ce1acf4ea7f7b2edfab38123f" office:value-type="string">
            <text:p>MONEDA</text:p>
          </table:table-cell>
          <table:table-cell table:style-name="odsStyleTableCell-69e7295ce1acf4ea7f7b2edfab38123f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a50045309847864e2c90157f6e2799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9e7295ce1acf4ea7f7b2edfab38123f" office:value-type="string">
            <text:p> </text:p>
          </table:table-cell>
        </table:table-row>
        <table:table-row table:style-name="ro1">
          <table:table-cell table:style-name="odsStyleTableCell-0d0adbcfc4cea3627f3733381794e66c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0f637abb2d5e725a6d1077d6e0fd36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13</meta:creation-date>
    <meta:generator>ods générator</meta:generator>
    <dc:date>2024-10-16T04:16:13</dc:date>
    <meta:editing-duration>PT1S</meta:editing-duration>
    <meta:editing-cycles>1</meta:editing-cycles>
    <meta:document-statistic meta:table-count="1" meta:cell-count="4" meta:object-count="0"/>
  </office:meta>
</office:document-meta>
</file>